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170f"/>
    </style:style>
    <style:style style:name="T1" style:family="text">
      <style:text-properties officeooo:rsid="001f17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Q2</text:span></text:p>
      <text:p text:style-name="P1"/>
      <text:p text:style-name="P1"/>
      <text:p text:style-name="P1">Python 3.7.3 (/usr/bin/python3)</text:p>
      <text:p text:style-name="Standard">&gt;&gt;&gt; %cd /home/pi/Desktop</text:p>
      <text:p text:style-name="Standard">&gt;&gt;&gt; %Run ads.py</text:p>
      <text:p text:style-name="Standard">0.6987713248084964</text:p>
      <text:p text:style-name="Standard">0.698521317178869</text:p>
      <text:p text:style-name="Standard">0.6983963133640553</text:p>
      <text:p text:style-name="Standard">0.6980213019196143</text:p>
      <text:p text:style-name="Standard">0.6977712942899869</text:p>
      <text:p text:style-name="Standard">0.6975212866603595</text:p>
      <text:p text:style-name="Standard">0.6972712790307322</text:p>
      <text:p text:style-name="Standard">0.6968962675862911</text:p>
      <text:p text:style-name="Standard">0.6966462599566637</text:p>
      <text:p text:style-name="Standard">0.6966462599566637</text:p>
      <text:p text:style-name="Standard">0.6961462446974089</text:p>
      <text:p text:style-name="Standard">0.6956462294381542</text:p>
      <text:p text:style-name="Standard">0.6955212256233405</text:p>
      <text:p text:style-name="Standard">0.6950212103640859</text:p>
      <text:p text:style-name="Standard">0.6948962065492722</text:p>
      <text:p text:style-name="Standard">0.6946461989196449</text:p>
      <text:p text:style-name="Standard">0.6942711874752038</text:p>
      <text:p text:style-name="Standard">0.6940211798455764</text:p>
      <text:p text:style-name="Standard">0.693771172215949</text:p>
      <text:p text:style-name="Standard">0.6933961607715079</text:p>
      <text:p text:style-name="Standard">0.6931461531418805</text:p>
      <text:p text:style-name="Standard">0.6930211493270669</text:p>
      <text:p text:style-name="Standard">0.6926461378826259</text:p>
      <text:p text:style-name="Standard">0.6923961302529984</text:p>
      <text:p text:style-name="Standard">0.6920211188085574</text:p>
      <text:p text:style-name="Standard">0.6916461073641164</text:p>
      <text:p text:style-name="Standard">0.6912710959196753</text:p>
      <text:p text:style-name="Standard">0.6910210882900479</text:p>
      <text:p text:style-name="Standard">0.6907710806604205</text:p>
      <text:p text:style-name="Standard">0.6905210730307931</text:p>
      <text:p text:style-name="Standard">0.6902710654011658</text:p>
      <text:p text:style-name="Standard">0.6905210730307931</text:p>
      <text:p text:style-name="Standard">0.69414618366039</text:p>
      <text:p text:style-name="Standard">0.67752067629017</text:p>
      <text:p text:style-name="Standard">0.6776456801049837</text:p>
      <text:p text:style-name="Standard">0.6781456953642384</text:p>
      <text:p text:style-name="Standard">0.6785207068086795</text:p>
      <text:p text:style-name="Standard">0.6787707144383068</text:p>
      <text:p text:style-name="Standard">0.6786457106234932</text:p>
      <text:p text:style-name="Standard">0.6771456648457289</text:p>
      <text:p text:style-name="Standard">0.6751456038087099</text:p>
      <text:p text:style-name="Standard">0.6728955351420637</text:p>
      <text:p text:style-name="Standard">0.6705204626606036</text:p>
      <text:p text:style-name="Standard">0.6685204016235847</text:p>
      <text:p text:style-name="Standard">0.6673953672902616</text:p>
      <text:p text:style-name="Standard">0.6671453596606342</text:p>
      <text:p text:style-name="Standard"><text:soft-page-break/>0.6678953825495163</text:p>
      <text:p text:style-name="Standard">0.6702704550309763</text:p>
      <text:p text:style-name="Standard">0.6740205694753869</text:p>
      <text:p text:style-name="Standard">0.6797707449568162</text:p>
      <text:p text:style-name="Standard">0.6875209814752647</text:p>
      <text:p text:style-name="Standard">0.6966462599566637</text:p>
      <text:p text:style-name="Standard">0.7065215613269448</text:p>
      <text:p text:style-name="Standard">0.7170218817712942</text:p>
      <text:p text:style-name="Standard">0.7276472060304574</text:p>
      <text:p text:style-name="Standard">0.738147526474807</text:p>
      <text:p text:style-name="Standard">0.7486478469191564</text:p>
      <text:p text:style-name="Standard">0.7592731711783196</text:p>
      <text:p text:style-name="Standard">0.7698984954374828</text:p>
      <text:p text:style-name="Standard">0.780148808252205</text:p>
      <text:p text:style-name="Standard">0.7903991210669271</text:p>
      <text:p text:style-name="Standard">0.8008994415112766</text:p>
      <text:p text:style-name="Standard">0.8113997619556261</text:p>
      <text:p text:style-name="Standard">0.8214000671407208</text:p>
      <text:p text:style-name="Standard">0.831650379955443</text:p>
      <text:p text:style-name="Standard">0.8416506851405378</text:p>
      <text:p text:style-name="Standard">0.8514009826960052</text:p>
      <text:p text:style-name="Standard">0.8607762688070315</text:p>
      <text:p text:style-name="Standard">0.869651539658803</text:p>
      <text:p text:style-name="Standard">0.8782768028809472</text:p>
      <text:p text:style-name="Standard">0.8865270546586506</text:p>
      <text:p text:style-name="Standard">0.8947773064363537</text:p>
      <text:p text:style-name="Standard">0.9022775353251747</text:p>
      <text:p text:style-name="Standard">0.9091527451399274</text:p>
      <text:p text:style-name="Standard">0.9154029358806116</text:p>
      <text:p text:style-name="Standard">0.9212781151768548</text:p>
      <text:p text:style-name="Standard">0.926778283028657</text:p>
      <text:p text:style-name="Standard">0.932278450880459</text:p>
      <text:p text:style-name="Standard">0.9374036072878201</text:p>
      <text:p text:style-name="Standard">0.9422787560655538</text:p>
      <text:p text:style-name="Standard">0.9472789086581012</text:p>
      <text:p text:style-name="Standard">0.9519040498062075</text:p>
      <text:p text:style-name="Standard">0.9559041718802453</text:p>
      <text:p text:style-name="Standard">0.959654286324656</text:p>
      <text:p text:style-name="Standard">0.962779381694998</text:p>
      <text:p text:style-name="Standard">0.9656544694357129</text:p>
      <text:p text:style-name="Standard">0.9684045533616138</text:p>
      <text:p text:style-name="Standard">0.9710296334727012</text:p>
      <text:p text:style-name="Standard">0.9736547135837886</text:p>
      <text:p text:style-name="Standard">0.975904782250435</text:p>
      <text:p text:style-name="Standard">0.9776548356578264</text:p>
      <text:p text:style-name="Standard">0.979404889065218</text:p>
      <text:p text:style-name="Standard">0.9811549424726097</text:p>
      <text:p text:style-name="Standard">0.9826549882503738</text:p>
      <text:p text:style-name="Standard">0.9840300302133244</text:p>
      <text:p text:style-name="Standard">0.9855300759910887</text:p>
      <text:p text:style-name="Standard">0.9869051179540392</text:p>
      <text:p text:style-name="Standard">0.9879051484725486</text:p>
      <text:p text:style-name="Standard"><text:soft-page-break/>0.9886551713614307</text:p>
      <text:p text:style-name="Standard">0.9890301828058717</text:p>
      <text:p text:style-name="Standard">0.9892801904354992</text:p>
      <text:p text:style-name="Standard">0.9897802056947539</text:p>
      <text:p text:style-name="Standard">0.9902802209540087</text:p>
      <text:p text:style-name="Standard">1.0315314798425246</text:p>
      <text:p text:style-name="Standard">1.0136559343241676</text:p>
      <text:p text:style-name="Standard">1.0025305948057497</text:p>
      <text:p text:style-name="Standard">0.9966554155095065</text:p>
      <text:p text:style-name="Standard">0.9964054078798792</text:p>
      <text:p text:style-name="Standard">0.9992804956205938</text:p>
      <text:p text:style-name="Standard">0.9966554155095065</text:p>
      <text:p text:style-name="Standard">1.0249062776573992</text:p>
      <text:p text:style-name="Standard">1.0211561632129886</text:p>
      <text:p text:style-name="Standard">1.0252812891018404</text:p>
      <text:p text:style-name="Standard">1.025781304361095</text:p>
      <text:p text:style-name="Standard">1.026656331064791</text:p>
      <text:p text:style-name="Standard">1.019406109805597</text:p>
      <text:p text:style-name="Standard">1.0176560563982056</text:p>
      <text:p text:style-name="Standard">1.0170310373241371</text:p>
      <text:p text:style-name="Standard">1.0191561021759699</text:p>
      <text:p text:style-name="Standard">1.0292814111758781</text:p>
      <text:p text:style-name="Standard">1.0319064912869655</text:p>
      <text:p text:style-name="Standard">1.0364066286202582</text:p>
      <text:p text:style-name="Standard">1.0431568346201971</text:p>
      <text:p text:style-name="Standard">1.0509070711386457</text:p>
      <text:p text:style-name="Standard">1.0596573381756036</text:p>
      <text:p text:style-name="Standard">1.0687826166570025</text:p>
      <text:p text:style-name="Standard">1.0776578875087741</text:p>
      <text:p text:style-name="Standard">1.0869081698049867</text:p>
      <text:p text:style-name="Standard">1.097158482619709</text:p>
      <text:p text:style-name="Standard">1.106158757286294</text:p>
      <text:p text:style-name="Standard">1.114909024323252</text:p>
      <text:p text:style-name="Standard">1.1236592913602101</text:p>
      <text:p text:style-name="Standard">1.1306595049897763</text:p>
      <text:p text:style-name="Standard">1.1372847071749017</text:p>
      <text:p text:style-name="Standard">1.143909909360027</text:p>
      <text:p text:style-name="Standard">1.1500350962858976</text:p>
      <text:p text:style-name="Standard">1.1555352641376995</text:p>
      <text:p text:style-name="Standard">1.1612854396191292</text:p>
      <text:p text:style-name="Standard">1.1661605883968629</text:p>
      <text:p text:style-name="Standard">1.1715357524338512</text:p>
      <text:p text:style-name="Standard">1.1756608783227027</text:p>
      <text:p text:style-name="Standard">1.1797860042115544</text:p>
      <text:p text:style-name="Standard">1.1835361186559648</text:p>
      <text:p text:style-name="Standard">1.1865362102114934</text:p>
      <text:p text:style-name="Standard">1.189411297952208</text:p>
      <text:p text:style-name="Standard">1.1919113742484817</text:p>
      <text:p text:style-name="Standard">1.1949114658040103</text:p>
      <text:p text:style-name="Standard">1.1970365306558428</text:p>
      <text:p text:style-name="Standard">1.1991615955076753</text:p>
      <text:p text:style-name="Standard">1.2009116489150669</text:p>
      <text:p text:style-name="Standard"><text:soft-page-break/></text:p>
      <text:p text:style-name="Standard"/>
      <text:p text:style-name="Standard"/>
      <text:p text:style-name="Standard">────────────────────────────────────────────────────────</text:p>
      <text:p text:style-name="Standard">&gt;&gt;&gt; %Run ads.py</text:p>
      <text:p text:style-name="Standard">0.9260282601397748</text:p>
      <text:p text:style-name="Standard">0.9197780693990906</text:p>
      <text:p text:style-name="Standard">0.9142779015472884</text:p>
      <text:p text:style-name="Standard">0.9086527298806727</text:p>
      <text:p text:style-name="Standard">0.9037775811029389</text:p>
      <text:p text:style-name="Standard">0.8991524399548326</text:p>
      <text:p text:style-name="Standard">0.8944022949919126</text:p>
      <text:p text:style-name="Standard">0.8899021576586199</text:p>
      <text:p text:style-name="Standard">0.8857770317697684</text:p>
      <text:p text:style-name="Standard">0.8816519058809168</text:p>
      <text:p text:style-name="Standard">0.8777767876216925</text:p>
      <text:p text:style-name="Standard"/>
      <text:p text:style-name="Standard">───────────────────────────────────────────────────────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2:06:07.428792124</meta:creation-date>
    <dc:date>2020-10-26T22:07:14.994224509</dc:date>
    <meta:editing-duration>PT1M13S</meta:editing-duration>
    <meta:editing-cycles>1</meta:editing-cycles>
    <meta:document-statistic meta:table-count="0" meta:image-count="0" meta:object-count="0" meta:page-count="4" meta:paragraph-count="168" meta:word-count="176" meta:character-count="3074" meta:non-whitespace-character-count="3066"/>
    <meta:generator>LibreOffice/6.1.5.2$Linux_ARM_EABI LibreOffice_project/10$Build-2</meta:generator>
  </office:meta>
</office:document-meta>
</file>